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fff7" officeooo:paragraph-rsid="0013fff7"/>
    </style:style>
    <style:style style:name="P2" style:family="paragraph" style:parent-style-name="Standard">
      <style:text-properties fo:font-weight="bold" officeooo:rsid="0013fff7" officeooo:paragraph-rsid="0013fff7" style:font-weight-asian="bold" style:font-weight-complex="bold"/>
    </style:style>
    <style:style style:name="P3" style:family="paragraph" style:parent-style-name="Standard">
      <style:text-properties fo:font-weight="normal" officeooo:rsid="0013fff7" officeooo:paragraph-rsid="0013fff7" style:font-weight-asian="normal" style:font-weight-complex="normal"/>
    </style:style>
    <style:style style:name="P4" style:family="paragraph" style:parent-style-name="Standard">
      <style:text-properties officeooo:paragraph-rsid="00155107"/>
    </style:style>
    <style:style style:name="P5" style:family="paragraph" style:parent-style-name="Standard">
      <style:text-properties officeooo:rsid="00155107" officeooo:paragraph-rsid="00155107"/>
    </style:style>
    <style:style style:name="P6" style:family="paragraph" style:parent-style-name="Standard">
      <style:text-properties officeooo:rsid="001799a0" officeooo:paragraph-rsid="0013fff7"/>
    </style:style>
    <style:style style:name="P7" style:family="paragraph" style:parent-style-name="Standard">
      <style:paragraph-properties fo:break-before="page"/>
      <style:text-properties officeooo:rsid="001799a0" officeooo:paragraph-rsid="0013fff7"/>
    </style:style>
    <style:style style:name="T1" style:family="text">
      <style:text-properties officeooo:rsid="00155107"/>
    </style:style>
    <style:style style:name="T2" style:family="text">
      <style:text-properties fo:font-variant="normal" fo:text-transform="none" fo:color="#333333" style:font-name="Open Sans" fo:font-size="10.5pt" fo:letter-spacing="normal" fo:font-style="normal" fo:font-weight="normal"/>
    </style:style>
    <style:style style:name="T3" style:family="text">
      <style:text-properties fo:font-weight="normal" officeooo:rsid="00155107" style:font-weight-asian="normal" style:font-weight-complex="normal"/>
    </style:style>
    <style:style style:name="T4" style:family="text">
      <style:text-properties fo:font-weight="normal" officeooo:rsid="00191eb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VIDEO EJERCICIO</text:span><text:span text:style-name="T3"> </text:span><text:span text:style-name="T2">https://edpuzzle.com/media/5c179e2307393240d3b5c7a1</text:span> </text:p>
      <text:p text:style-name="P3"/>
      <text:p text:style-name="P3"/>
      <text:p text:style-name="P2">1.-¿Una red LAN tiene que estar conectada a internet?</text:p>
      <text:p text:style-name="P1"/>
      <text:p text:style-name="P1">NO</text:p>
      <text:p text:style-name="P1"/>
      <text:p text:style-name="P2">2.-¿Que topologia física se esta usando en la LAN del video?</text:p>
      <text:p text:style-name="P1"/>
      <text:p text:style-name="P5">Estrella</text:p>
      <text:p text:style-name="P1"/>
      <text:p text:style-name="P2">3.-¿Que elementos hardware necesitamos en una LAN?</text:p>
      <text:p text:style-name="P1"/>
      <text:p text:style-name="P1">Tarjeta de red, , .</text:p>
      <text:p text:style-name="P1"/>
      <text:p text:style-name="P2">4.-¿Con que siglas se le conoce a la tarjeta de red?Enumera tres tipos de medios de transmisión alambricos.</text:p>
      <text:p text:style-name="P4"><text:span text:style-name="T1">(</text:span>NIC<text:span text:style-name="T1">) NETWORK INTERFACE CONTROLLER</text:span></text:p>
      <text:p text:style-name="P4"/>
      <text:p text:style-name="P1">Los tres tipos de medios de transmisión alambricos:</text:p>
      <text:p text:style-name="P1">Coaxial, fibra óptica y <text:span text:style-name="T1">par trenzado</text:span>.</text:p>
      <text:p text:style-name="P1"/>
      <text:p text:style-name="P2">5.-Ethernet es un protocolo de la capa física(verdadero o falso)</text:p>
      <text:p text:style-name="P1"/>
      <text:p text:style-name="P1">verdadero</text:p>
      <text:p text:style-name="P1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0:03:31.768000000</meta:creation-date>
    <dc:date>2018-12-19T10:58:32.539000000</dc:date>
    <meta:editing-duration>PT15M20S</meta:editing-duration>
    <meta:editing-cycles>3</meta:editing-cycles>
    <meta:generator>LibreOffice/6.1.0.3$Windows_X86_64 LibreOffice_project/efb621ed25068d70781dc026f7e9c5187a4decd1</meta:generator>
    <meta:document-statistic meta:table-count="0" meta:image-count="0" meta:object-count="0" meta:page-count="2" meta:paragraph-count="13" meta:word-count="84" meta:character-count="562" meta:non-whitespace-character-count="490"/>
  </office:meta>
</office:document-meta>
</file>